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rsid="00180739" officeooo:paragraph-rsid="00180739"/>
    </style:style>
    <style:style style:name="P2" style:family="paragraph" style:parent-style-name="Standard">
      <style:paragraph-properties fo:text-align="center" style:justify-single-word="false"/>
      <style:text-properties style:font-name="Arial" officeooo:rsid="0019c1eb" officeooo:paragraph-rsid="00180739"/>
    </style:style>
    <style:style style:name="P3" style:family="paragraph" style:parent-style-name="Standard">
      <style:paragraph-properties fo:text-align="center" style:justify-single-word="false"/>
      <style:text-properties style:font-name="Arial" officeooo:rsid="0019c1eb" officeooo:paragraph-rsid="0019c1eb"/>
    </style:style>
    <style:style style:name="P4" style:family="paragraph" style:parent-style-name="Standard">
      <style:paragraph-properties fo:text-align="center" style:justify-single-word="false"/>
      <style:text-properties officeooo:paragraph-rsid="00180739"/>
    </style:style>
    <style:style style:name="P5" style:family="paragraph" style:parent-style-name="Standard" style:master-page-name="">
      <style:paragraph-properties fo:margin-top="0cm" fo:margin-bottom="0.4cm" loext:contextual-spacing="false" fo:line-height="150%" fo:text-align="center" style:justify-single-word="false" fo:hyphenation-ladder-count="no-limit" style:page-number="auto"/>
      <style:text-properties style:font-name="Arial" officeooo:rsid="0019c1eb" officeooo:paragraph-rsid="0019c1eb" fo:hyphenate="true" fo:hyphenation-remain-char-count="2" fo:hyphenation-push-char-count="2"/>
    </style:style>
    <style:style style:name="P6" style:family="paragraph" style:parent-style-name="Standard">
      <style:paragraph-properties fo:margin-top="0cm" fo:margin-bottom="0.4cm" loext:contextual-spacing="false" fo:line-height="150%" fo:text-align="start" style:justify-single-word="false" fo:hyphenation-ladder-count="no-limit"/>
      <style:text-properties style:font-name="Arial" officeooo:rsid="0019c1eb" officeooo:paragraph-rsid="0019c1eb" fo:hyphenate="true" fo:hyphenation-remain-char-count="2" fo:hyphenation-push-char-count="2"/>
    </style:style>
    <style:style style:name="P7" style:family="paragraph" style:parent-style-name="Standard">
      <style:paragraph-properties fo:margin-top="0cm" fo:margin-bottom="0.4cm" loext:contextual-spacing="false" fo:line-height="150%" fo:text-align="start" style:justify-single-word="false" fo:hyphenation-ladder-count="no-limit"/>
      <style:text-properties style:font-name="Arial" officeooo:rsid="001b2016" officeooo:paragraph-rsid="001b2016" fo:hyphenate="true" fo:hyphenation-remain-char-count="2" fo:hyphenation-push-char-count="2"/>
    </style:style>
    <style:style style:name="P8" style:family="paragraph" style:parent-style-name="Standard">
      <style:paragraph-properties fo:margin-top="0cm" fo:margin-bottom="0.4cm" loext:contextual-spacing="false" fo:line-height="150%" fo:text-align="start" style:justify-single-word="false" fo:hyphenation-ladder-count="no-limit"/>
      <style:text-properties style:font-name="Arial" officeooo:rsid="0020cbc7" officeooo:paragraph-rsid="0020cbc7" fo:hyphenate="true" fo:hyphenation-remain-char-count="2" fo:hyphenation-push-char-count="2"/>
    </style:style>
    <style:style style:name="P9" style:family="paragraph" style:parent-style-name="Standard">
      <style:paragraph-properties fo:margin-top="0cm" fo:margin-bottom="0.4cm" loext:contextual-spacing="false" fo:line-height="150%" fo:text-align="start" style:justify-single-word="false" fo:hyphenation-ladder-count="no-limit"/>
      <style:text-properties style:font-name="Arial" officeooo:rsid="002189a4" officeooo:paragraph-rsid="002189a4" fo:hyphenate="true" fo:hyphenation-remain-char-count="2" fo:hyphenation-push-char-count="2"/>
    </style:style>
    <style:style style:name="P10" style:family="paragraph" style:parent-style-name="Standard">
      <style:paragraph-properties fo:margin-top="0cm" fo:margin-bottom="0.4cm" loext:contextual-spacing="false" fo:line-height="150%" fo:text-align="start" style:justify-single-word="false" fo:hyphenation-ladder-count="no-limit"/>
      <style:text-properties officeooo:paragraph-rsid="001e4de8" fo:hyphenate="true" fo:hyphenation-remain-char-count="2" fo:hyphenation-push-char-count="2"/>
    </style:style>
    <style:style style:name="P11" style:family="paragraph" style:parent-style-name="Standard">
      <style:paragraph-properties fo:text-align="center" style:justify-single-word="false"/>
      <style:text-properties style:font-name="Arial" officeooo:rsid="00180739" officeooo:paragraph-rsid="00180739"/>
    </style:style>
    <style:style style:name="P12" style:family="paragraph" style:parent-style-name="Standard">
      <style:paragraph-properties fo:text-align="center" style:justify-single-word="false"/>
      <style:text-properties style:font-name="Arial" officeooo:rsid="0019c1eb" officeooo:paragraph-rsid="0019c1eb"/>
    </style:style>
    <style:style style:name="P13" style:family="paragraph" style:parent-style-name="Standard">
      <style:paragraph-properties fo:text-align="center" style:justify-single-word="false"/>
      <style:text-properties style:font-name="Arial" officeooo:rsid="00233788" officeooo:paragraph-rsid="00233788"/>
    </style:style>
    <style:style style:name="P14" style:family="paragraph" style:parent-style-name="Standard">
      <style:paragraph-properties fo:text-align="center" style:justify-single-word="false" fo:break-before="page"/>
      <style:text-properties style:font-name="Arial" officeooo:rsid="0019c1eb" officeooo:paragraph-rsid="0019c1eb"/>
    </style:style>
    <style:style style:name="P15" style:family="paragraph" style:parent-style-name="Standard" style:master-page-name="">
      <style:paragraph-properties fo:text-align="center" style:justify-single-word="false" style:page-number="auto" fo:break-before="auto" fo:break-after="auto"/>
      <style:text-properties style:font-name="Arial" officeooo:rsid="00233788" officeooo:paragraph-rsid="00233788"/>
    </style:style>
    <style:style style:name="T1" style:family="text">
      <style:text-properties style:font-name="Arial" officeooo:rsid="001e4de8"/>
    </style:style>
    <style:style style:name="T2" style:family="text">
      <style:text-properties style:font-name="Arial" officeooo:rsid="001f5fc2"/>
    </style:style>
    <style:style style:name="T3" style:family="text">
      <style:text-properties officeooo:rsid="001b2016"/>
    </style:style>
    <style:style style:name="T4" style:family="text">
      <style:text-properties officeooo:rsid="001c1e07"/>
    </style:style>
    <style:style style:name="T5" style:family="text">
      <style:text-properties officeooo:rsid="001d23e2"/>
    </style:style>
    <style:style style:name="T6" style:family="text">
      <style:text-properties officeooo:rsid="002189a4"/>
    </style:style>
    <style:style style:name="T7" style:family="text">
      <style:text-properties officeooo:rsid="0021ff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Informática y medio ambiente</text:p>
      <text:p text:style-name="P1"/>
      <text:p text:style-name="P4"/>
      <text:p text:style-name="P4"/>
      <text:p text:style-name="P4"/>
      <text:p text:style-name="P4"/>
      <text:p text:style-name="P1"/>
      <text:p text:style-name="P1"/>
      <text:p text:style-name="P3">Julián Esteban Collazos Toro</text:p>
      <text:p text:style-name="P3"/>
      <text:p text:style-name="P3"/>
      <text:p text:style-name="P3"/>
      <text:p text:style-name="P3"/>
      <text:p text:style-name="P1">Introducción a la informática</text:p>
      <text:p text:style-name="P2"/>
      <text:p text:style-name="P2"/>
      <text:p text:style-name="P2"/>
      <text:p text:style-name="P2"/>
      <text:p text:style-name="P3">Universidad Tecnológica de Pereira</text:p>
      <text:p text:style-name="P3"/>
      <text:p text:style-name="P3"/>
      <text:p text:style-name="P3"/>
      <text:p text:style-name="P3"/>
      <text:p text:style-name="P3">Ingeniería en Sistemas y Computación </text:p>
      <text:p text:style-name="P3"/>
      <text:p text:style-name="P3"/>
      <text:p text:style-name="P3"/>
      <text:p text:style-name="P3"/>
      <text:p text:style-name="P3">Pereira, Risaralda</text:p>
      <text:p text:style-name="P14"/>
      <text:p text:style-name="P15">Informática y medio ambiente</text:p>
      <text:p text:style-name="P5"/>
      <text:p text:style-name="P6">Unos de los mayores problemas que tiene el ser humano en la actualidad es la <text:span text:style-name="T5">conservación</text:span> del medio ambiente. Una de las mayores herramientas que tiene es la <text:span text:style-name="T5">tecnología.</text:span> Para problemas grandes se requieren soluciones grandes. <text:span text:style-name="T3">P</text:span>or lo tanto ¿será posible unir nuestra herramienta más grande a la solución de nuestro problema más grande?</text:p>
      <text:p text:style-name="P7">La idea de este texto no es encontrar la <text:span text:style-name="T5">solución</text:span>, es plantear opciones que pueden llegar a ser parte esta. Por este motivo, este texto, se plantea como una reflexión, respondiendo a la pregunta: ¿como la informática puede ayudar a la <text:span text:style-name="T5">conservación</text:span> del medio ambiente?</text:p>
      <text:p text:style-name="P7">Para esta pregunta tendremos como base que la informática <text:span text:style-name="T4">son los procesos que se usan para tratar la información de manera automática, para lo cual se usan las computadoras, entendidas como maquinas capaces de almacenar información y usarla de acuerdo a como se le pida. Y la conservación del medio ambiente serán las diferentes estrategias que se usen para evitar que la naturaleza se deteriore a ritmos acelerados.</text:span></text:p>
      <text:p text:style-name="P10"><text:span text:style-name="T1">El calentamiento global es el problema que más </text:span><text:span text:style-name="T2">perjudica</text:span><text:span text:style-name="T1"> el planeta tierra, pues este </text:span><text:span text:style-name="T2">afecta diferentes ecosistemas al tiempo, derritiendo los polos, incendiando bosques, volviendo mas calientes los desiertos, entre otros. Pero este problema es mas complejo de lo que parece pues su causa es la degradación de la capa de ozono, y esta degradación se origina a raíz de aerosoles y fertilizantes, que contienen cloro, flúor y carbono, moléculas que reaccionan con el oxigeno y las separan entre si, formando hoyos en la capa de ozono. Las soluciones de esta problemática son de abstención, de no consumir ni productos dañinos ni en exceso. Aquí la informática aporta de manera indirecta, impulsando proyectos de abstención de consumo, o de la no producción de gases nocivos para la capa de ozono. Y este impulso se puede dar en cualquier proyecto de conservación del medio ambiente, usando las redes sociales, máquinas que alerten a los turistas de no arrojar basuras, entre otras opciones.</text:span></text:p>
      <text:p text:style-name="P8">Otra manera en que la informática puede ayudar es controlando el flujo de desechos de las grandes compañías y empresas ya se<text:span text:style-name="T6">a </text:span>que generen, o no, productos con plástico y otros materiales de degradación lenta. Estos informes los tendría el ministerio de ambiente, quien podría multar a las empresas que generen demasiada basura. <text:span text:style-name="T6">Estos materiales, por ser de degradación lenta, ocasionan contaminación, pues la tierra demora demasiado tiempo en </text:span><text:soft-page-break/><text:span text:style-name="T6">descomponerlos y los animales que buscan alimento se comen esta basura, provocando enfermedades que no solo los afecta a ellos, sino también, a nosotros, enfermedades que podrían ocasionar la muerte.</text:span></text:p>
      <text:p text:style-name="P9">En todo caso, la informática requerirá la creatividad del ser humano para reparar el gran error que cometimos, ya sea concienciando al mismo ser humano, o creando maquinas que nos ayuden a redimirnos. Necesitamos <text:span text:style-name="T7">salir de nuestro conformismo y ayudar a nuestro hogar, dejar a un lado las excusas y empezar a trabaj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3:44:43.634000000</meta:creation-date>
    <dc:date>2019-08-18T16:22:59.121000000</dc:date>
    <meta:editing-duration>PT7M29S</meta:editing-duration>
    <meta:editing-cycles>2</meta:editing-cycles>
    <meta:generator>LibreOffice/6.2.3.2$Windows_X86_64 LibreOffice_project/aecc05fe267cc68dde00352a451aa867b3b546ac</meta:generator>
    <meta:document-statistic meta:table-count="0" meta:image-count="0" meta:object-count="0" meta:page-count="3" meta:paragraph-count="13" meta:word-count="507" meta:character-count="3167" meta:non-whitespace-character-count="2672"/>
  </office:meta>
</office:document-meta>
</file>